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normal" officeooo:rsid="0009ec7e" officeooo:paragraph-rsid="0009ec7e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font-weight="bold" officeooo:rsid="0009d6b5" officeooo:paragraph-rsid="0009d6b5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fo:font-weight="bold" officeooo:rsid="0009ec7e" officeooo:paragraph-rsid="0009ec7e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officeooo:rsid="0009ec7e" officeooo:paragraph-rsid="0009ec7e" style:font-size-asian="16pt" style:font-weight-asian="bold" style:font-size-complex="16pt" style:font-weight-complex="bold"/>
    </style:style>
    <style:style style:name="P5" style:family="paragraph" style:parent-style-name="Standard" style:list-style-name="L2">
      <style:paragraph-properties fo:text-align="justify" style:justify-single-word="false"/>
      <style:text-properties style:font-name="Arial" fo:font-size="10pt" fo:font-weight="normal" officeooo:rsid="000bd8d9" officeooo:paragraph-rsid="000bd8d9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officeooo:rsid="0009d6b5" officeooo:paragraph-rsid="0009d6b5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fo:font-weight="bold" officeooo:rsid="0009d6b5" officeooo:paragraph-rsid="0009d6b5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fo:font-weight="bold" officeooo:rsid="000bd8d9" officeooo:paragraph-rsid="000bd8d9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officeooo:rsid="0009d6b5" officeooo:paragraph-rsid="0009d6b5" style:font-size-asian="10pt" style:font-size-complex="10pt"/>
    </style:style>
    <style:style style:name="P10" style:family="paragraph" style:parent-style-name="Standard">
      <style:text-properties style:font-name="Arial" fo:font-size="10pt" officeooo:rsid="0009d6b5" officeooo:paragraph-rsid="0009d6b5" style:font-size-asian="10pt" style:font-size-complex="10pt"/>
    </style:style>
    <style:style style:name="P11" style:family="paragraph" style:parent-style-name="Standard">
      <style:text-properties style:font-name="Arial" fo:font-size="10pt" officeooo:rsid="0009ec7e" officeooo:paragraph-rsid="0009ec7e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0pt" officeooo:rsid="0009ec7e" officeooo:paragraph-rsid="0009ec7e" style:font-size-asian="10pt" style:font-size-complex="10pt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Arial" fo:font-size="10pt" officeooo:rsid="0009ec7e" officeooo:paragraph-rsid="0009ec7e" style:font-size-asian="10pt" style:font-size-complex="10pt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Arial" fo:font-size="10pt" officeooo:rsid="000ad5c0" officeooo:paragraph-rsid="000ad5c0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0pt" officeooo:rsid="000ad5c0" officeooo:paragraph-rsid="000ad5c0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fo:font-size="10pt" officeooo:paragraph-rsid="0009ec7e" style:font-size-asian="10pt" style:font-size-complex="10pt"/>
    </style:style>
    <style:style style:name="T1" style:family="text">
      <style:text-properties officeooo:rsid="0009ec7e"/>
    </style:style>
    <style:style style:name="T2" style:family="text">
      <style:text-properties style:font-name="Arial" officeooo:rsid="0009ec7e"/>
    </style:style>
    <style:style style:name="T3" style:family="text">
      <style:text-properties officeooo:rsid="000df986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de de Computadores</text:p>
      <text:p text:style-name="P1">Daniel Augusto Costa de Sá - 2019041515</text:p>
      <text:p text:style-name="P1">daniel.augusto191@gmail.com</text:p>
      <text:p text:style-name="P1">UFMG - 2023</text:p>
      <text:p text:style-name="P6"/>
      <text:p text:style-name="P2">Introdução</text:p>
      <text:p text:style-name="P9"/>
      <text:p text:style-name="P9"><text:tab/>O trabalho visa implementar uma aplicação de tranferencia de arquivos por socket tanto para IPV4 quanto para IPV6, entre um servidor e um cliente ultilizando a linguagem C.</text:p>
      <text:p text:style-name="P9"><text:tab/>O Cliente tem as funções de selecionar um arquivo, enviar um arquivo e encerrar a conexão. Cada função deve comunicar com o servidor e imprimir o resultado.</text:p>
      <text:p text:style-name="P9"/>
      <text:p text:style-name="P2">Implementação<text:span text:style-name="T1"> e execução</text:span></text:p>
      <text:p text:style-name="P7"/>
      <text:p text:style-name="P9"><text:tab/>Para implementar tanto servidor quando cliente, fiz uso das bibliotecas padrao de C, (stdio, stdlib), a biblioteca string.h para manipulação dos arquivos a serem enviados, e unistd, types.h, socket.h, inet.h, para a implementação da comunicação cliente-servidor.</text:p>
      <text:p text:style-name="P9"><text:tab/></text:p>
      <text:p text:style-name="P9"><text:tab/>No mais, a implementação segue um script simples, lê do teclado no servidor o comando a ser executado, faz uma separação entre as partes do comando e guarda em um vetor ("AstrSplit") onde separo cada execução.</text:p>
      <text:p text:style-name="P9"/>
      <text:p text:style-name="P9"><text:tab/>Em caso de select, uso a biblioteca string.h para separa o nome do arquivo da extenção, e verifico se é valida entre as opções do trabalho<text:span text:style-name="T1">, inclusive tratei o caso com pontos no nome do arquivo (i.e: exemplo.a.cpp, é um cpp)</text:span>. Se é valida, imprimo na tela a confirmação de seleção de arquivo, se não imprimo não é valido. E caso o arquivo não exista antes de verificar a extenção imprimo a falta do arquivo. (Imagino que está seja a ordem correta de impressão pela especificação do trabalho)<text:span text:style-name="T1">.</text:span></text:p>
      <text:p text:style-name="P9"/>
      <text:p text:style-name="P9"><text:tab/>Em caso de send, <text:span text:style-name="T1">verifico de o ponteiro pro arquivo é nulo (arquivo não foi selecionado) se for imprimo o erro, se não crio um cabeçalho com o nome do arquivo e uso um caracter '|' (pipe, ascii: 124), para separar o cabeçalho da mensagem. Pelo que entendi da documentação apenas de dizer sem símbolos, foi dito no forum que caracteres ascii eram valido, apenas não podia UTF-8, acentos e etc..., logo usei esse ASCII como delimitador. O motivo disso, que inclusive vi no forum de duvidas é que na estrutura {cabeçalho}{conteudo} tem alguns corner cases, que podem gerar erro na hora de separar a mensagem no servidor, por exemplo o arquivo .c que começo com {pp ....} pode gerar ambiguidade se é arquivo .c que começa com "pp", ou um arquivo "cpp", portanto usei "|" para separação. Depois de enviado o servidor recebe, verifica, e retorna a mensagem de verificação para ser impressa no cliente.</text:span></text:p>
      <text:p text:style-name="P9"/>
      <text:p text:style-name="P16"><text:span text:style-name="T2"><text:tab/>Em caso exit, envio um "exit\end" para o servidor e trato lá dizendo que é para fechar a coneção, o servidor confirma, manda a mensagem "connection closed" como especificado, e encerra a conexão e termina, o cliente imprime e termina também.</text:span></text:p>
      <text:p text:style-name="P10"/>
      <text:p text:style-name="P10"><text:span text:style-name="T3"><text:tab/>Além disso, por garantia usei um buffer size do dobro da especificação(1024) para garantir, que mensagem cabeçalho etc... funcionem.</text:span><text:tab/></text:p>
      <text:p text:style-name="P10"/>
      <text:p text:style-name="P3">Notas e observações</text:p>
      <text:p text:style-name="P11"/>
      <text:p text:style-name="P12"><text:tab/>A implementação da parte de conexão foi bem tranquila, a playlist e o livro disponibilizados ajudaram muito, foi preciso apenas ajustar para receber multiplos comandos, o que foi bem rápido de fazer, pelo incrivel que parece a parte do tratamento de string foi um pouco mais complicado, erros de overflow por caso do caracter \0 foram um pouco chatos de verificar e corrigir, mas é só questão de experiencia mesmo, conforma o trabalho foi se desenvolvendo fui entendendo melhor como ocorriam.<text:span text:style-name="T3"> No geral, ultilizei só uma sobrepocição indexada, entao onde erá \0, mudei para '\' e deixei o tamanho da string com uma folga, para setar mais 3 caracteres "end".</text:span></text:p>
      <text:p text:style-name="P12"/>
      <text:p text:style-name="P12"><text:soft-page-break/><text:tab/>A Especificação do trabalho também me deixou com algumas duvidas, estava bem explicado mas algumas coisas me pareciam ambiguas, ou não seguiam o que eu imagino que um servidor real faria, então fui implementando como interpretei e deixo aqui a especificação de tudo no geral:</text:p>
      <text:p text:style-name="P12"/>
      <text:list xml:id="list3509043384" text:style-name="L1">
        <text:list-item>
          <text:p text:style-name="P13">Como mencionado mais cedo, usei o "|" para separar cabeçalho de mensagem, apenas de estar especificado sem simbolos, houve discursão no forum, além do problema de extensões que apontei antes, e cheguei a conclusão que adicionar um delimitador não seria problema.</text:p>
          <text:p text:style-name="P13"/>
        </text:list-item>
        <text:list-item>
          <text:p text:style-name="P13">Imprimir mensagem são apenas no cliente, toda a especificação disse sobre respostas do servidor, e como as mensagem são "arquivo recebido" "arquivo sobreescrito" etc... imagino que sejá a implementação do que o servidor responde ao cliente, e o cliente vê como seguiu a execução. Logo não faria sentido printar algo no servidor. Espero que esteja sobre isso, aparentemente outros colegas que pareciam ter chegado a outra conclusão logo não tenho certeza.</text:p>
          <text:p text:style-name="P13"/>
        </text:list-item>
        <text:list-item>
          <text:p text:style-name="P14">Com forme foi discutido no forum, quando há um comando errado, o cliente é desconectado e o servidor continua rodando esperando outra conexão, acredito que é o que faça sentido, e aparentemente outros interpretaram assim também.</text:p>
        </text:list-item>
      </text:list>
      <text:p text:style-name="P15"/>
      <text:p text:style-name="P15"/>
      <text:p text:style-name="P8">Referencias</text:p>
      <text:p text:style-name="P8"/>
      <text:list xml:id="list2242446493" text:style-name="L2">
        <text:list-item>
          <text:p text:style-name="P5">linux.die.net/man</text:p>
        </text:list-item>
        <text:list-item>
          <text:p text:style-name="P5">man linux</text:p>
        </text:list-item>
        <text:list-item>
          <text:p text:style-name="P5">Cap. 2,3 do livro programação de sockets, sugerido na especificação.</text:p>
        </text:list-item>
        <text:list-item>
          <text:p text:style-name="P5">Playlist sugerida na especificação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9:28:17.039641119</meta:creation-date>
    <dc:date>2023-05-22T20:47:12.977035549</dc:date>
    <meta:editing-duration>PT1H18M54S</meta:editing-duration>
    <meta:editing-cycles>6</meta:editing-cycles>
    <meta:generator>LibreOffice/7.4.6.2$Linux_X86_64 LibreOffice_project/40$Build-2</meta:generator>
    <meta:document-statistic meta:table-count="0" meta:image-count="0" meta:object-count="0" meta:page-count="2" meta:paragraph-count="28" meta:word-count="782" meta:character-count="4743" meta:non-whitespace-character-count="3983"/>
  </office:meta>
</office:document-meta>
</file>